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Food and Cooking</text:span></text:h>
      <text:h text:style-name="Heading_20_4" text:outline-level="4"><text:span text:style-name="Strong_20_Emphasis">1. Importance of Food</text:span></text:h>
      <text:list text:style-name="L1">
        <text:list-item>
          <text:p text:style-name="P1"><text:span text:style-name="Strong_20_Emphasis">Basic Human Need:</text:span> Food provides essential nutrients for growth, energy, and overall health. It is crucial for maintaining bodily functions such as metabolism, immunity, and cell repair. </text:p>
        </text:list-item>
        <text:list-item>
          <text:p text:style-name="P1"><text:span text:style-name="Strong_20_Emphasis">Cultural Significance:</text:span> Food plays an important role in cultural identity and traditions. Many holidays, festivals, and social gatherings are centered around specific meals or dishes. </text:p>
        </text:list-item>
        <text:list-item>
          <text:p text:style-name="P2"><text:span text:style-name="Strong_20_Emphasis">Economic Aspect:</text:span> The food industry is one of the largest sectors globally, influencing jobs, trade, and economies. Food production and distribution impact everything from local markets to global supply chains. </text:p>
        </text:list-item>
      </text:list>
      <text:h text:style-name="Heading_20_4" text:outline-level="4"><text:span text:style-name="Strong_20_Emphasis">2. Food Groups and Nutrition</text:span></text:h>
      <text:list text:style-name="L2">
        <text:list-item>
          <text:p text:style-name="P3"><text:span text:style-name="Strong_20_Emphasis">Macronutrients:</text:span> </text:p>
          <text:list>
            <text:list-item>
              <text:p text:style-name="P3"><text:span text:style-name="Strong_20_Emphasis">Carbohydrates:</text:span> Primary source of energy, found in foods like bread, pasta, rice, and fruits. </text:p>
            </text:list-item>
            <text:list-item>
              <text:p text:style-name="P3"><text:span text:style-name="Strong_20_Emphasis">Proteins:</text:span> Important for muscle repair, immune function, and enzyme production, found in meat, legumes, dairy, and nuts. </text:p>
            </text:list-item>
            <text:list-item>
              <text:p text:style-name="P3"><text:span text:style-name="Strong_20_Emphasis">Fats:</text:span> Essential for energy storage and cell structure, found in oils, butter, avocado, and nuts. </text:p>
            </text:list-item>
          </text:list>
        </text:list-item>
        <text:list-item>
          <text:p text:style-name="P3"><text:span text:style-name="Strong_20_Emphasis">Micronutrients:</text:span> </text:p>
          <text:list>
            <text:list-item>
              <text:p text:style-name="P3"><text:span text:style-name="Strong_20_Emphasis">Vitamins:</text:span> Important for immune function, skin health, and overall well-being (e.g., Vitamin C, Vitamin D). </text:p>
            </text:list-item>
            <text:list-item>
              <text:p text:style-name="P3"><text:span text:style-name="Strong_20_Emphasis">Minerals:</text:span> Vital for bone health, nerve function, and oxygen transport (e.g., calcium, iron, potassium). </text:p>
            </text:list-item>
          </text:list>
        </text:list-item>
        <text:list-item>
          <text:p text:style-name="P4"><text:span text:style-name="Strong_20_Emphasis">Water:</text:span> Essential for hydration, digestion, and temperature regulation, making up a significant portion of the human body. </text:p>
        </text:list-item>
      </text:list>
      <text:h text:style-name="Heading_20_4" text:outline-level="4"><text:span text:style-name="Strong_20_Emphasis">3. Cooking Techniques</text:span></text:h>
      <text:list text:style-name="L3">
        <text:list-item>
          <text:p text:style-name="P5"><text:span text:style-name="Strong_20_Emphasis">Boiling:</text:span> Cooking food by submerging it in water or broth, commonly used for pasta, vegetables, and eggs. </text:p>
        </text:list-item>
        <text:list-item>
          <text:p text:style-name="P5"><text:span text:style-name="Strong_20_Emphasis">Baking:</text:span> Cooking food using dry heat in an oven, ideal for bread, cakes, cookies, and casseroles. </text:p>
        </text:list-item>
        <text:list-item>
          <text:p text:style-name="P5"><text:span text:style-name="Strong_20_Emphasis">Grilling:</text:span> Cooking food over direct heat, often used for meats, vegetables, and seafood. </text:p>
        </text:list-item>
        <text:list-item>
          <text:p text:style-name="P5"><text:span text:style-name="Strong_20_Emphasis">Frying:</text:span> Cooking food by submerging it in hot oil, commonly used for meats, potatoes, and dough-based dishes. </text:p>
        </text:list-item>
        <text:list-item>
          <text:p text:style-name="P5"><text:span text:style-name="Strong_20_Emphasis">Roasting:</text:span> Cooking food by surrounding it with dry heat, often used for meats, potatoes, and vegetables. </text:p>
        </text:list-item>
        <text:list-item>
          <text:p text:style-name="P5"><text:span text:style-name="Strong_20_Emphasis">Steaming:</text:span> Cooking food by placing it in steam rather than water, preserving nutrients and flavor, commonly used for vegetables and fish. </text:p>
        </text:list-item>
        <text:list-item>
          <text:p text:style-name="P6"><text:span text:style-name="Strong_20_Emphasis">Sautéing:</text:span> Cooking food quickly in a small amount of fat or oil over high heat, used for vegetables, meats, and eggs. </text:p>
        </text:list-item>
      </text:list>
      <text:h text:style-name="Heading_20_4" text:outline-level="4"><text:soft-page-break/><text:span text:style-name="Strong_20_Emphasis">4. International Cuisines</text:span></text:h>
      <text:list text:style-name="L4">
        <text:list-item>
          <text:p text:style-name="P7"><text:span text:style-name="Strong_20_Emphasis">Italian Cuisine:</text:span> Known for pasta, pizza, olive oil, tomatoes, and fresh herbs. Popular dishes include spaghetti, lasagna, and risotto. </text:p>
        </text:list-item>
        <text:list-item>
          <text:p text:style-name="P7"><text:span text:style-name="Strong_20_Emphasis">Mexican Cuisine:</text:span> Features bold flavors with spices like chili, cilantro, and cumin, with dishes like tacos, enchiladas, guacamole, and tamales. </text:p>
        </text:list-item>
        <text:list-item>
          <text:p text:style-name="P7"><text:span text:style-name="Strong_20_Emphasis">Chinese Cuisine:</text:span> Includes diverse dishes such as stir-fries, dumplings, and fried rice, known for the balance of sweet, sour, salty, and umami flavors. </text:p>
        </text:list-item>
        <text:list-item>
          <text:p text:style-name="P7"><text:span text:style-name="Strong_20_Emphasis">Indian Cuisine:</text:span> Known for its extensive use of spices like turmeric, cumin, and coriander, with dishes like curry, biryani, samosas, and naan. </text:p>
        </text:list-item>
        <text:list-item>
          <text:p text:style-name="P7"><text:span text:style-name="Strong_20_Emphasis">Japanese Cuisine:</text:span> Features sushi, sashimi, tempura, and ramen, with a focus on fresh ingredients and presentation. </text:p>
        </text:list-item>
        <text:list-item>
          <text:p text:style-name="P8"><text:span text:style-name="Strong_20_Emphasis">French Cuisine:</text:span> Renowned for its rich flavors, sauces, and pastries, with iconic dishes such as croissants, escargots, coq au vin, and crème brûlée. </text:p>
        </text:list-item>
      </text:list>
      <text:h text:style-name="Heading_20_4" text:outline-level="4"><text:span text:style-name="Strong_20_Emphasis">5. Modern Trends in Cooking</text:span></text:h>
      <text:list text:style-name="L5">
        <text:list-item>
          <text:p text:style-name="P9"><text:span text:style-name="Strong_20_Emphasis">Plant-Based Diets:</text:span> The growing popularity of vegetarian and vegan diets due to health concerns, ethical reasons, and environmental awareness. </text:p>
        </text:list-item>
        <text:list-item>
          <text:p text:style-name="P9"><text:span text:style-name="Strong_20_Emphasis">Health-Conscious Cooking:</text:span> Increased focus on low-carb, gluten-free, and low-sugar diets, as well as using whole, organic ingredients. </text:p>
        </text:list-item>
        <text:list-item>
          <text:p text:style-name="P9"><text:span text:style-name="Strong_20_Emphasis">Farm-to-Table:</text:span> A trend emphasizing the use of locally sourced, seasonal, and sustainable ingredients, with an emphasis on fresh and unprocessed foods. </text:p>
        </text:list-item>
        <text:list-item>
          <text:p text:style-name="P9"><text:span text:style-name="Strong_20_Emphasis">Meal Prep and Convenience Foods:</text:span> Busy lifestyles have led to the rise of meal prepping, ready-to-eat meals, and healthier fast-food options. </text:p>
        </text:list-item>
        <text:list-item>
          <text:p text:style-name="P10"><text:span text:style-name="Strong_20_Emphasis">Fusion Cuisine:</text:span> Blending different culinary traditions and techniques to create innovative dishes, such as sushi burritos or Korean tacos. </text:p>
        </text:list-item>
      </text:list>
      <text:h text:style-name="Heading_20_4" text:outline-level="4"><text:span text:style-name="Strong_20_Emphasis">6. Special Diets and Food Restrictions</text:span></text:h>
      <text:list text:style-name="L6">
        <text:list-item>
          <text:p text:style-name="P11"><text:span text:style-name="Strong_20_Emphasis">Vegetarianism and Veganism:</text:span> A plant-based diet that excludes meat, and in the case of veganism, all animal products. </text:p>
        </text:list-item>
        <text:list-item>
          <text:p text:style-name="P11"><text:span text:style-name="Strong_20_Emphasis">Gluten-Free Diet:</text:span> Essential for people with celiac disease or gluten sensitivity, avoiding foods containing wheat, barley, and rye. </text:p>
        </text:list-item>
        <text:list-item>
          <text:p text:style-name="P11"><text:span text:style-name="Strong_20_Emphasis">Ketogenic Diet:</text:span> A low-carb, high-fat diet that aims to promote fat burning and ketosis, often used for weight loss. </text:p>
        </text:list-item>
        <text:list-item>
          <text:p text:style-name="P11"><text:span text:style-name="Strong_20_Emphasis">Paleo Diet:</text:span> A diet based on the idea of eating foods that were available to our ancient ancestors, focusing on meats, vegetables, fruits, and nuts, while avoiding processed foods and grains. </text:p>
        </text:list-item>
        <text:list-item>
          <text:p text:style-name="P12"><text:span text:style-name="Strong_20_Emphasis">Halal and Kosher Diets:</text:span> Religious dietary laws in Islam (halal) and Judaism (kosher) that outline specific food preparation and consumption guidelines. </text:p>
        </text:list-item>
      </text:list>
      <text:h text:style-name="Heading_20_4" text:outline-level="4"><text:span text:style-name="Strong_20_Emphasis">7. Food and Sustainability</text:span></text:h>
      <text:list text:style-name="L7">
        <text:list-item>
          <text:p text:style-name="P13"><text:span text:style-name="Strong_20_Emphasis">Sustainable Agriculture:</text:span> Practices that promote soil health, reduce water use, and minimize environmental impact, such as organic farming and regenerative agriculture. </text:p>
        </text:list-item>
        <text:list-item>
          <text:p text:style-name="P13"><text:soft-page-break/><text:span text:style-name="Strong_20_Emphasis">Food Waste:</text:span> A significant global issue, with large amounts of food being discarded due to spoilage, overproduction, and consumer habits. Efforts to reduce food waste include better storage practices, composting, and food redistribution. </text:p>
        </text:list-item>
        <text:list-item>
          <text:p text:style-name="P14"><text:span text:style-name="Strong_20_Emphasis">Alternative Proteins:</text:span> Innovations in plant-based proteins, lab-grown meat, and insect-based foods as sustainable alternatives to traditional animal farming. </text:p>
        </text:list-item>
      </text:list>
      <text:h text:style-name="Heading_20_4" text:outline-level="4"><text:span text:style-name="Strong_20_Emphasis">8. Food Safety</text:span></text:h>
      <text:list text:style-name="L8">
        <text:list-item>
          <text:p text:style-name="P15"><text:span text:style-name="Strong_20_Emphasis">Hygiene Practices:</text:span> Proper food handling, storage, and sanitation are essential to prevent foodborne illnesses. </text:p>
        </text:list-item>
        <text:list-item>
          <text:p text:style-name="P15"><text:span text:style-name="Strong_20_Emphasis">Foodborne Illnesses:</text:span> Common illnesses include Salmonella, E. coli, and Listeria, often caused by undercooked meats, unwashed produce, and cross-contamination. </text:p>
        </text:list-item>
        <text:list-item>
          <text:p text:style-name="P16"><text:span text:style-name="Strong_20_Emphasis">Expiration Dates and Storage:</text:span> Understanding expiration dates and proper food storage (e.g., refrigeration, freezing) helps reduce spoilage and contamination. </text:p>
        </text:list-item>
      </text:list>
      <text:h text:style-name="Heading_20_4" text:outline-level="4"><text:span text:style-name="Strong_20_Emphasis">9. Food and Technology</text:span></text:h>
      <text:list text:style-name="L9">
        <text:list-item>
          <text:p text:style-name="P17"><text:span text:style-name="Strong_20_Emphasis">Smart Kitchens:</text:span> The use of connected devices and appliances (e.g., smart ovens, fridges, and cookers) that help streamline cooking and ensure precise results. </text:p>
        </text:list-item>
        <text:list-item>
          <text:p text:style-name="P17"><text:span text:style-name="Strong_20_Emphasis">Food Delivery Services:</text:span> The rise of online food ordering platforms like UberEats, Grubhub, and Deliveroo, which provide convenience for busy individuals. </text:p>
        </text:list-item>
        <text:list-item>
          <text:p text:style-name="P18"><text:span text:style-name="Strong_20_Emphasis">Molecular Gastronomy:</text:span> A modern style of cooking that uses scientific techniques to create innovative dishes, such as foams, gels, and edible sphe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18:17.031780800</meta:creation-date>
    <dc:date>2025-03-18T20:19:17.653873200</dc:date>
    <meta:editing-duration>PT1M</meta:editing-duration>
    <meta:editing-cycles>1</meta:editing-cycles>
    <meta:document-statistic meta:table-count="0" meta:image-count="0" meta:object-count="0" meta:page-count="3" meta:paragraph-count="53" meta:word-count="897" meta:character-count="5997" meta:non-whitespace-character-count="5154"/>
    <meta:generator>LibreOffice/25.2.1.2$Windows_X86_64 LibreOffice_project/d3abf4aee5fd705e4a92bba33a32f40bc4e56f49</meta:generator>
  </office:meta>
</office:document-meta>
</file>